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3C4000002132190AB225020200D.png" manifest:media-type="image/png"/>
  <manifest:file-entry manifest:full-path="Pictures/100000000000037A0000029A9470CC06A2CA8870.png" manifest:media-type="image/png"/>
  <manifest:file-entry manifest:full-path="Pictures/1000000000000398000002C77331049D976446AE.png" manifest:media-type="image/png"/>
  <manifest:file-entry manifest:full-path="Pictures/10000000000002AC000001F2C68F06D21CCFB5FD.png" manifest:media-type="image/png"/>
  <manifest:file-entry manifest:full-path="Pictures/100000000000033F00000241C5AA7ED635A5DF27.png" manifest:media-type="image/png"/>
  <manifest:file-entry manifest:full-path="Pictures/10000000000003DD00000215A1D076FB002C74D2.png" manifest:media-type="image/png"/>
  <manifest:file-entry manifest:full-path="Pictures/10000000000003A00000025E50BF9A458757B0C8.png" manifest:media-type="image/png"/>
  <manifest:file-entry manifest:full-path="Pictures/10000000000002CA000001E711A579EA9BB93A51.png" manifest:media-type="image/png"/>
  <manifest:file-entry manifest:full-path="Pictures/10000000000004E3000002892D9D497E8087CFA4.png" manifest:media-type="image/png"/>
  <manifest:file-entry manifest:full-path="Pictures/10000000000004B50000028F87C116FD7081EC5E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ato" svg:font-family="Lato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Heading_20_1">
      <style:text-properties fo:font-variant="normal" fo:text-transform="none" fo:color="#495057" loext:opacity="100%" style:font-name="Lato" fo:letter-spacing="normal" fo:font-style="normal" fo:font-weight="normal" officeooo:rsid="00003414" officeooo:paragraph-rsid="00003414"/>
    </style:style>
    <style:style style:name="P2" style:family="paragraph" style:parent-style-name="Standard">
      <style:paragraph-properties fo:break-before="page"/>
    </style:style>
    <style:style style:name="P3" style:family="paragraph" style:parent-style-name="Standard">
      <style:text-properties officeooo:rsid="00003414" officeooo:paragraph-rsid="00003414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Wuke Zhang 1-ASIR</text:p>
      <text:p text:style-name="P3"/>
      <text:h text:style-name="P1" text:outline-level="1">Compartir recursos en Windows Server</text:h>
      <text:p text:style-name="P3"><draw:frame draw:style-name="fr1" draw:name="Imagen1" text:anchor-type="char" svg:x="0.049cm" svg:y="2.032cm" svg:width="17cm" svg:height="9.5cm" draw:z-index="0"><draw:image xlink:href="Pictures/10000000000003C4000002132190AB225020200D.png" xlink:type="simple" xlink:show="embed" xlink:actuate="onLoad" draw:mime-type="image/png"/></draw:frame><draw:frame draw:style-name="fr1" draw:name="Imagen3" text:anchor-type="char" svg:x="2.829cm" svg:y="11.859cm" svg:width="11.134cm" svg:height="11.949cm" draw:z-index="2"><draw:image xlink:href="Pictures/100000000000037A0000029A9470CC06A2CA8870.png" xlink:type="simple" xlink:show="embed" xlink:actuate="onLoad" draw:mime-type="image/png"/></draw:frame></text:p>
      <text:p text:style-name="P2"><draw:frame draw:style-name="fr1" draw:name="Imagen2" text:anchor-type="char" svg:x="0.773cm" svg:y="-1.088cm" svg:width="17cm" svg:height="14.041cm" draw:z-index="1"><draw:image xlink:href="Pictures/1000000000000398000002C77331049D976446AE.png" xlink:type="simple" xlink:show="embed" xlink:actuate="onLoad" draw:mime-type="image/png"/></draw:frame><draw:frame draw:style-name="fr1" draw:name="Imagen4" text:anchor-type="char" svg:x="0.531cm" svg:y="14.594cm" svg:width="17cm" svg:height="9.042cm" draw:z-index="3"><draw:image xlink:href="Pictures/10000000000003DD00000215A1D076FB002C74D2.png" xlink:type="simple" xlink:show="embed" xlink:actuate="onLoad" draw:mime-type="image/png"/></draw:frame></text:p>
      <text:p text:style-name="P2"><draw:frame draw:style-name="fr1" draw:name="Imagen5" text:anchor-type="char" svg:x="0.263cm" svg:y="-0.457cm" svg:width="17cm" svg:height="12.139cm" draw:z-index="4"><draw:image xlink:href="Pictures/10000000000003A00000025E50BF9A458757B0C8.png" xlink:type="simple" xlink:show="embed" xlink:actuate="onLoad" draw:mime-type="image/png"/></draw:frame><draw:frame draw:style-name="fr1" draw:name="Imagen8" text:anchor-type="char" svg:x="0.168cm" svg:y="14.323cm" svg:width="17cm" svg:height="11.804cm" draw:z-index="7"><draw:image xlink:href="Pictures/100000000000033F00000241C5AA7ED635A5DF27.png" xlink:type="simple" xlink:show="embed" xlink:actuate="onLoad" draw:mime-type="image/png"/></draw:frame></text:p>
      <text:p text:style-name="P2"><draw:frame draw:style-name="fr1" draw:name="Imagen9" text:anchor-type="char" svg:x="0.12cm" svg:y="-0.392cm" svg:width="17cm" svg:height="12.377cm" draw:z-index="8"><draw:image xlink:href="Pictures/10000000000002AC000001F2C68F06D21CCFB5FD.png" xlink:type="simple" xlink:show="embed" xlink:actuate="onLoad" draw:mime-type="image/png"/></draw:frame><draw:frame draw:style-name="fr1" draw:name="Imagen10" text:anchor-type="char" svg:x="0.192cm" svg:y="13.268cm" svg:width="17cm" svg:height="11.594cm" draw:z-index="9"><draw:image xlink:href="Pictures/10000000000002CA000001E711A579EA9BB93A51.png" xlink:type="simple" xlink:show="embed" xlink:actuate="onLoad" draw:mime-type="image/png"/></draw:frame></text:p>
      <text:p text:style-name="P2"><draw:frame draw:style-name="fr1" draw:name="Imagen6" text:anchor-type="char" svg:x="0.482cm" svg:y="-1.222cm" svg:width="17cm" svg:height="8.819cm" draw:z-index="5"><draw:image xlink:href="Pictures/10000000000004E3000002892D9D497E8087CFA4.png" xlink:type="simple" xlink:show="embed" xlink:actuate="onLoad" draw:mime-type="image/png"/></draw:frame><draw:frame draw:style-name="fr1" draw:name="Imagen7" text:anchor-type="char" svg:x="0.506cm" svg:y="9.126cm" svg:width="17cm" svg:height="9.239cm" draw:z-index="6"><draw:image xlink:href="Pictures/10000000000004B50000028F87C116FD7081EC5E.png" xlink:type="simple" xlink:show="embed" xlink:actuate="onLoad" draw:mime-type="image/png"/></draw:frame></text:p>
      <text:p text:style-name="P2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ato" svg:font-family="Lato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ES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NSimSun" style:font-family-asian="NSimSun" style:font-family-generic-asian="system" style:font-pitch-asian="variable" style:font-size-asian="24pt" style:font-weight-asian="bold" style:font-name-complex="Lucida Sans1" style:font-family-complex="'Lucida Sans'" style:font-family-generic-complex="system" style:font-pitch-complex="variable" style:font-size-complex="24pt" style:font-weight-complex="bold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29T11:00:37.306000000</meta:creation-date>
    <dc:date>2024-01-29T11:19:36.538000000</dc:date>
    <meta:editing-duration>PT18M59S</meta:editing-duration>
    <meta:editing-cycles>1</meta:editing-cycles>
    <meta:document-statistic meta:table-count="0" meta:image-count="10" meta:object-count="0" meta:page-count="6" meta:paragraph-count="2" meta:word-count="8" meta:character-count="53" meta:non-whitespace-character-count="47"/>
    <meta:generator>LibreOffice/7.5.0.3$Windows_X86_64 LibreOffice_project/c21113d003cd3efa8c53188764377a8272d9d6de</meta:generator>
  </office:meta>
</office:document-meta>
</file>